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10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8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9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 draw:opacity="100%"/>
      <style:paragraph-properties fo:text-align="center"/>
    </style:style>
    <style:style style:name="P5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9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3.86cm" svg:y2="17.96cm">
          <text:p/>
        </draw:line>
        <draw:line draw:style-name="gr2" draw:text-style-name="P2" draw:layer="layout" svg:x1="6.86cm" svg:y1="13.96cm" svg:x2="13.86cm" svg:y2="13.96cm">
          <text:p/>
        </draw:line>
        <draw:frame draw:style-name="gr3" draw:text-style-name="P3" draw:layer="layout" svg:width="1.601cm" svg:height="3.405cm" svg:x="6.41cm" svg:y="8.06cm">
          <draw:text-box>
            <text:p><text:span text:style-name="T1">{</text:span></text:p>
          </draw:text-box>
        </draw:frame>
        <draw:frame draw:style-name="gr3" draw:text-style-name="P3" draw:layer="layout" svg:width="1.601cm" svg:height="3.405cm" svg:x="6.36cm" svg:y="18.11cm">
          <draw:text-box>
            <text:p><text:span text:style-name="T1">}</text:span></text:p>
          </draw:text-box>
        </draw:frame>
        <draw:custom-shape draw:style-name="gr4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5">
          <draw:line draw:style-name="gr6" draw:text-style-name="P1" draw:layer="layout" svg:x1="5cm" svg:y1="23cm" svg:x2="16cm" svg:y2="23cm">
            <text:p/>
          </draw:line>
          <draw:line draw:style-name="gr6" draw:text-style-name="P1" draw:layer="layout" svg:x1="5cm" svg:y1="23cm" svg:x2="5cm" svg:y2="10cm">
            <text:p/>
          </draw:line>
          <draw:line draw:style-name="gr6" draw:text-style-name="P1" draw:layer="layout" svg:x1="8cm" svg:y1="7cm" svg:x2="16cm" svg:y2="7cm">
            <text:p/>
          </draw:line>
          <draw:line draw:style-name="gr6" draw:text-style-name="P1" draw:layer="layout" svg:x1="16cm" svg:y1="7cm" svg:x2="16cm" svg:y2="23cm">
            <text:p/>
          </draw:line>
          <draw:line draw:style-name="gr6" draw:text-style-name="P1" draw:layer="layout" svg:x1="8cm" svg:y1="7cm" svg:x2="5cm" svg:y2="10cm">
            <text:p/>
          </draw:line>
          <draw:line draw:style-name="gr6" draw:text-style-name="P1" draw:layer="layout" svg:x1="5.05cm" svg:y1="10cm" svg:x2="8.05cm" svg:y2="10cm">
            <text:p/>
          </draw:line>
          <draw:line draw:style-name="gr6" draw:text-style-name="P1" draw:layer="layout" svg:x1="8.1cm" svg:y1="7cm" svg:x2="8.1cm" svg:y2="10cm">
            <text:p/>
          </draw:line>
        </draw:g>
        <draw:path draw:style-name="gr7" draw:text-style-name="P4" draw:layer="layout" svg:width="2.749cm" svg:height="2.544cm" svg:x="11.501cm" svg:y="8.214cm" svg:viewBox="0 0 2750 2545" svg:d="M1375 2182c86 0 172-11 254-31 83-21 162-51 237-91s143-88 204-144c60-56 113-120 156-189s76-143 98-219 33-155 33-235-11-159-33-236c-22-76-55-150-98-219s-96-132-156-188c-61-56-129-105-204-145s-154-70-237-90c-82-21-168-31-254-31s-172 10-254 31c-83 20-162 50-237 90s-143 89-204 145c-60 56-113 119-156 188s-76 143-98 219c-22 77-33 156-33 236 0 61 6 122 19 181h-398c-9-60-14-120-14-181 0-112 16-223 47-330s77-210 137-307c61-96 134-185 219-263 84-79 180-147 285-202 104-56 216-99 331-128 116-28 235-43 356-43s240 15 356 43l-51 176 51-176c115 29 227 72 332 128 104 55 200 123 284 202 85 78 158 167 219 263 60 97 106 200 137 307s47 218 47 330c0 111-16 222-47 329s-77 210-137 307c-61 97-134 185-219 264-84 78-180 146-284 202-105 56-217 98-332 127-116 29-235 43-356 43z">
          <text:p/>
        </draw:path>
        <draw:line draw:style-name="gr8" draw:text-style-name="P2" draw:layer="layout" svg:x1="12.876cm" svg:y1="10.578cm" svg:x2="12.876cm" svg:y2="11.487cm">
          <text:p/>
        </draw:line>
        <draw:custom-shape draw:style-name="gr9" draw:text-style-name="P5" draw:layer="layout" svg:width="0.5cm" svg:height="0.5cm" svg:x="12.601cm" svg:y="12.0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1T09:59:37.217000000</dc:date>
    <meta:editing-duration>PT3H48M20S</meta:editing-duration>
    <meta:editing-cycles>8</meta:editing-cycles>
    <meta:generator>LibreOffice/24.2.4.2$Windows_X86_64 LibreOffice_project/51a6219feb6075d9a4c46691dcfe0cd9c4fff3c2</meta:generator>
    <meta:document-statistic meta:object-count="19"/>
  </office:meta>
</office:document-meta>
</file>